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38438BAF69CBD749A71.jpg" manifest:media-type="image/jpeg"/>
  <manifest:file-entry manifest:full-path="Pictures/100000000000064000000384C2832FBEC8503144.jpg" manifest:media-type="image/jpeg"/>
  <manifest:file-entry manifest:full-path="Pictures/100000000000064000000384E5627840D50406A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_20_1-notes">
      <style:graphic-properties draw:fill-color="#ffffff" fo:min-height="13.364cm"/>
      <style:paragraph-properties style:writing-mode="lr-tb"/>
    </style:style>
    <style:style style:name="pr5" style:family="presentation" style:parent-style-name="Default_20_2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98cm" fo:margin-bottom="0cm" fo:line-height="100%" fo:text-align="end">
        <style:tab-stops>
          <style:tab-stop style:position="0cm"/>
        </style:tab-stops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198cm" fo:margin-bottom="0cm" fo:line-height="100%" fo:text-align="start" fo:text-indent="0cm"/>
    </style:style>
    <style:style style:name="P6" style:family="paragraph">
      <style:paragraph-properties fo:margin-top="0.169cm" fo:margin-bottom="0cm" fo:line-height="100%" fo:text-align="center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8" style:family="paragraph">
      <style:paragraph-properties fo:margin-left="0cm" fo:margin-right="0cm" fo:margin-top="0.169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en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5dd5f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5dd5ff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dd5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itle 1" draw:style-name="gr1" draw:text-style-name="P2" draw:layer="layout" svg:width="19.376cm" svg:height="4.607cm" svg:x="1.639cm" svg:y="3.585cm">
          <text:p text:style-name="P1"><text:span text:style-name="T1">Click to edit </text:span><text:span text:style-name="T2"><text:line-break/></text:span><text:span text:style-name="T1">Master title sty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2" draw:text-style-name="P2" draw:layer="layout" svg:width="21.875cm" svg:height="2.026cm" svg:x="1.946cm" svg:y="9.32cm">
          <text:p text:style-name="P3"><text:span text:style-name="T3">Sub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itle 1" draw:style-name="gr4" draw:text-style-name="P2" draw:layer="layout" svg:width="22.94cm" svg:height="2.119cm" svg:x="1.352cm" svg:y="0.377cm">
          <text:p text:style-name="P1"><text:span text:style-name="T1">Slid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" draw:text-style-name="P2" draw:layer="layout" svg:width="22.904cm" svg:height="10.015cm" svg:x="1.288cm" svg:y="3.257cm">
          <text:list text:style-name="L3">
            <text:list-item>
              <text:p text:style-name="P5"><text:span text:style-name="T4">Make Effective Presentations</text:span></text:p>
            </text:list-item>
            <text:list-item>
              <text:p text:style-name="P5"><text:span text:style-name="T4">Using Awesome Backgrounds</text:span></text:p>
            </text:list-item>
            <text:list-item>
              <text:p text:style-name="P5"><text:span text:style-name="T4">Engage your Audience</text:span></text:p>
            </text:list-item>
            <text:list-item>
              <text:p text:style-name="P5"><text:span text:style-name="T4">Capture Audience Attention</text:span></text:p>
            </text:list-item>
          </text:list>
          <text:p text:style-name="P5"><text:span text:style-name="T4"/></text:p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Title 3" draw:style-name="gr4" draw:text-style-name="P2" draw:layer="layout" svg:width="17.453cm" svg:height="2.013cm" svg:x="6.624cm" svg:y="1.498cm">
          <text:p text:style-name="P1"><text:span text:style-name="T5">Slid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4" draw:style-name="gr2" draw:text-style-name="P2" draw:layer="layout" svg:width="17.512cm" svg:height="9.396cm" svg:x="6.657cm" svg:y="3.994cm">
          <text:list text:style-name="L3">
            <text:list-item>
              <text:p text:style-name="P5"><text:span text:style-name="T4">Make Effective Presentations</text:span></text:p>
            </text:list-item>
            <text:list-item>
              <text:p text:style-name="P5"><text:span text:style-name="T4">Using Awesome Backgrounds</text:span></text:p>
            </text:list-item>
            <text:list-item>
              <text:p text:style-name="P5"><text:span text:style-name="T4">Engage your Audience</text:span></text:p>
            </text:list-item>
            <text:list-item>
              <text:p text:style-name="P5"><text:span text:style-name="T4">Capture Audience Atten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>
        <draw:custom-shape draw:name="Title 3" draw:style-name="gr4" draw:text-style-name="P2" draw:layer="layout" svg:width="22.48cm" svg:height="2.119cm" svg:x="1.459cm" svg:y="0.632cm">
          <text:p text:style-name="P1"><text:span text:style-name="T1">Slid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4" draw:style-name="gr5" draw:text-style-name="P7" draw:layer="layout" svg:width="11.221cm" svg:height="1.331cm" svg:x="1.45cm" svg:y="4.64cm">
          <text:p text:style-name="P6"><text:span text:style-name="T6">Product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5" draw:style-name="gr2" draw:text-style-name="P7" draw:layer="layout" svg:width="11.221cm" svg:height="6.321cm" svg:x="1.45cm" svg:y="5.952cm">
          <text:list text:style-name="L3">
            <text:list-item>
              <text:p text:style-name="P8"><text:span text:style-name="T7">Feature 1</text:span></text:p>
            </text:list-item>
            <text:list-item>
              <text:p text:style-name="P8"><text:span text:style-name="T7">Feature 2</text:span></text:p>
            </text:list-item>
            <text:list-item>
              <text:p text:style-name="P8"><text:span text:style-name="T7">Feature 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6" draw:style-name="gr5" draw:text-style-name="P7" draw:layer="layout" svg:width="11.225cm" svg:height="1.331cm" svg:x="12.659cm" svg:y="4.64cm">
          <text:p text:style-name="P6"><text:span text:style-name="T6">Product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7" draw:style-name="gr2" draw:text-style-name="P7" draw:layer="layout" svg:width="11.225cm" svg:height="6.321cm" svg:x="12.659cm" svg:y="5.952cm">
          <text:list text:style-name="L3">
            <text:list-item>
              <text:p text:style-name="P8"><text:span text:style-name="T7">Feature 1</text:span></text:p>
            </text:list-item>
            <text:list-item>
              <text:p text:style-name="P8"><text:span text:style-name="T7">Feature 2</text:span></text:p>
            </text:list-item>
            <text:list-item>
              <text:p text:style-name="P8"><text:span text:style-name="T7">Feature 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2">
        <draw:custom-shape draw:name="Title 3_0" draw:style-name="gr4" draw:text-style-name="P2" draw:layer="layout" svg:width="22.48cm" svg:height="2.119cm" svg:x="1.46cm" svg:y="0.632cm">
          <text:p text:style-name="P1"><text:span text:style-name="T1">Slid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3" draw:layer="layout" svg:width="15.238cm" svg:height="8.571cm" svg:x="1.905cm" svg:y="3.175cm" draw:page-number="5" presentation:class="page"/>
          <draw:frame draw:name="PlaceHolder 2" presentation:style-name="pr5" draw:text-style-name="P9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Slide Number Placeholder 3" draw:style-name="gr5" draw:text-style-name="P2" draw:layer="layout" svg:width="8.253cm" svg:height="1.272cm" svg:x="10.791cm" svg:y="24.126cm">
            <text:p text:style-name="P10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64000000384E5627840D50406A3.jpg" xlink:type="simple" xlink:show="embed" xlink:actuate="onLoad"/>
    <draw:fill-image draw:name="msFillBitmap_20_2" draw:display-name="msFillBitmap 2" xlink:href="Pictures/100000000000064000000384C2832FBEC8503144.jpg" xlink:type="simple" xlink:show="embed" xlink:actuate="onLoad"/>
    <draw:fill-image draw:name="msFillBitmap_20_3" draw:display-name="msFillBitmap 3" xlink:href="Pictures/10000000000006400000038438BAF69CBD749A71.jpg" xlink:type="simple" xlink:show="embed" xlink:actuate="onLoad"/>
    <draw:fill-image draw:name="msFillBitmap_20_4" draw:display-name="msFillBitmap 4" xlink:href="Pictures/100000000000064000000384C2832FBEC8503144.jpg" xlink:type="simple" xlink:show="embed" xlink:actuate="onLoad"/>
    <draw:fill-image draw:name="msFillBitmap_20_5" draw:display-name="msFillBitmap 5" xlink:href="Pictures/100000000000064000000384C2832FBEC850314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a6a6a6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23.303cm" svg:height="1.434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2.858cm" svg:height="2.384cm" svg:x="1.27cm" svg:y="0.57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TextBox 6" draw:style-name="Mgr3" draw:text-style-name="MP6" draw:layer="backgroundobjects" svg:width="23.303cm" svg:height="1.434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3">
      <draw:custom-shape draw:name="TextBox 6" draw:style-name="Mgr3" draw:text-style-name="MP6" draw:layer="backgroundobjects" svg:width="23.303cm" svg:height="1.434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4">
      <draw:custom-shape draw:name="TextBox 6" draw:style-name="Mgr3" draw:text-style-name="MP6" draw:layer="backgroundobjects" svg:width="23.303cm" svg:height="1.434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7cm" svg:height="11.136cm" svg:x="0.60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5">
      <draw:custom-shape draw:name="TextBox 6" draw:style-name="Mgr3" draw:text-style-name="MP6" draw:layer="backgroundobjects" svg:width="23.303cm" svg:height="1.434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19.797cm" svg:height="11.136cm" svg:x="0.601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8-01T15:40:51</meta:creation-date>
    <dc:language>en-US</dc:language>
    <dc:creator>PROxZIMA </dc:creator>
    <dc:date>2021-06-22T08:55:20</dc:date>
    <meta:editing-cycles>3</meta:editing-cycles>
    <meta:editing-duration>P0D</meta:editing-duration>
    <meta:generator>LibreOffice/7.2.6.2$Linux_X86_64 LibreOffice_project/20$Build-2</meta:generator>
    <meta:document-statistic meta:object-count="76"/>
    <meta:user-defined meta:name="AppVersion">15.0000</meta:user-defined>
    <meta:user-defined meta:name="Notes" meta:value-type="float">1</meta:user-defined>
    <meta:user-defined meta:name="PresentationFormat">On-screen Show (16:9)</meta:user-defined>
    <meta:user-defined meta:name="Slides" meta:value-type="float">5</meta:user-defined>
  </office:meta>
</office:document-meta>
</file>